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Opener: </text:p>
      <text:p text:style-name="Standard"><text:tab/>title and teaser: 30-40 words</text:p>
      <text:p text:style-name="Standard"/>
      <text:p text:style-name="Standard">Combine an accelerometer, a gyroscope, an Arduino, and some heavy duty motors together and what do you get? If you follow this guide, you will end up with a ride-able, balancing segway clone (a Seg-bot) for under $500.</text:p>
      <text:p text:style-name="Standard"/>
      <text:p text:style-name="Standard"><text:tab/>introduction: 1 paragraph or 125 words</text:p>
      <text:p text:style-name="Standard"/>
      <text:p text:style-name="Standard">The Seg-bot is an attempt to create the experience of a Segway balancing scooter, for less than the asking price of a typical Segway. As with all good DIY projects, this one uses an Arduino microcontroller because it is easy on the bank and so simple to use. From there, we grab a few inexpensive sensors from Sparkfun (a gyro and accelerometer) to measure the angle of our seg-bot, and a Sabertooth 2x25 motor-controller to handle the large power-chair gear motors. Add in a couple of <text:s/>batteries and a few pieces of metal from the hardware store, and you should be in business.</text:p>
      <text:p text:style-name="Standard"/>
      <text:p text:style-name="Standard"><text:tab/>bio: 2 sentence or 30 words</text:p>
      <text:p text:style-name="Standard"/>
      <text:p text:style-name="Standard">JD Warren is an electronics tinkerer, ruby (on rails) developer, and author of “Arduino Robotics”. His other projects include various robots, r/c and infrared control, and home/farm automation.</text:p>
      <text:p text:style-name="Standard"/>
      <text:p text:style-name="Standard">Overview:</text:p>
      <text:p text:style-name="Standard"><text:tab/>functional description</text:p>
      <text:p text:style-name="Standard"/>
      <text:p text:style-name="Standard">So you probably understand the need for 2 large motors and a motor controller, but you might be wondering why it is necessary to have both an accelerometer and a gyroscope to determine the angle on the Seg-bot. We'll try to keep this as simple as possible, but the accelerometer can very accurately measure the tilt of the Seg-bot and tell us exactly what angle it is at any given moment... but it suffers terribly from vibrations, bumps, and anytime it is free-falling, causing it to output some very erroneous values (which can cause you to wreck on a Seg-bot). The gyroscope on the other hand can very accurately measure the rate of (angular) rotation, which requires that your starting angle be 0 degrees, and you must then keep track of every change in rotation to know the actual angle of the Seg-bot (this is prone to error, called “drift”). The gyroscope however, is completely unaffected by vibrations and bumps, and is only affected by actual changes in angle. Thus by combining the two in a clever implementation, you can output a “filtered” angle reading that suffers neither from vibrations that afflict accelerometers, nor the slow but steady “drift” error that hinders the gyroscope. The filtered angle calculated by the Arduino, uses the gyroscope to determine the actual distance traveled each time the sensor is read, and the accelerometer as a stable (enough) reference point that keeps the gyroscope in check. As tested, the filtered angle reading is responsive as the sensor board is tilted, but also unaffected by up/downward motions to simulate vibrations – perfect for the Seg-bot.</text:p>
      <text:p text:style-name="Standard"/>
      <text:p text:style-name="Standard"><text:tab/><text:tab/>sensor board closeup</text:p>
      <text:p text:style-name="Standard"><text:tab/><text:tab/>motor-controller closeup</text:p>
      <text:p text:style-name="Standard"><text:tab/><text:tab/>controls closeup</text:p>
      <text:p text:style-name="Standard"/>
      <text:p text:style-name="Standard">List of materials</text:p>
      <text:list xml:id="list1410179882" text:style-name="L1">
        <text:list-item>
          <text:p text:style-name="P1">Arduino </text:p>
        </text:list-item>
        <text:list-item>
          <text:p text:style-name="P1">Arduino Protoshield</text:p>
        </text:list-item>
        <text:list-item>
          <text:p text:style-name="P1">MMA7361 accelerometer (sparkfun #SEN-09652)</text:p>
        </text:list-item>
        <text:list-item>
          <text:p text:style-name="P1"><text:soft-page-break/>LPR530AL gyroscope (sparkfun #SEN-09990)</text:p>
        </text:list-item>
        <text:list-item>
          <text:p text:style-name="P1">Sabertooth 2x25 motor-controller </text:p>
        </text:list-item>
        <text:list-item>
          <text:p text:style-name="P1">(2) power wheelchair gear motors with wheels </text:p>
        </text:list-item>
        <text:list-item>
          <text:p text:style-name="P1">(2) 12v SLA batteries</text:p>
        </text:list-item>
        <text:list-item>
          <text:p text:style-name="P1">Some metal</text:p>
        </text:list-item>
        <text:list-item>
          <text:p text:style-name="P1">Bolts/nuts</text:p>
        </text:list-item>
        <text:list-item>
          <text:p text:style-name="P1">(2) 10k potentiometers (Radio Shack #271-1715)</text:p>
        </text:list-item>
        <text:list-item>
          <text:p text:style-name="P1">wire</text:p>
        </text:list-item>
        <text:list-item>
          <text:p text:style-name="P1">male header pins</text:p>
        </text:list-item>
        <text:list-item>
          <text:p text:style-name="P1">female header pins</text:p>
        </text:list-item>
        <text:list-item>
          <text:p text:style-name="P1">Main power toggle switch 25A+ SPST (Radio Shack #275-708)</text:p>
        </text:list-item>
      </text:list>
      <text:p text:style-name="Standard"/>
      <text:p text:style-name="Standard">List of tools</text:p>
      <text:p text:style-name="Standard"/>
      <text:list xml:id="list1461761518" text:style-name="L2">
        <text:list-item>
          <text:p text:style-name="P2">power drill</text:p>
        </text:list-item>
        <text:list-item>
          <text:p text:style-name="P2">reciprocating-saw</text:p>
        </text:list-item>
        <text:list-item>
          <text:p text:style-name="P2">measuring tape</text:p>
        </text:list-item>
        <text:list-item>
          <text:p text:style-name="P2">angle-grinder</text:p>
        </text:list-item>
        <text:list-item>
          <text:p text:style-name="P2">drill-bits</text:p>
        </text:list-item>
        <text:list-item>
          <text:p text:style-name="P2">welder (optional)</text:p>
        </text:list-item>
        <text:list-item>
          <text:p text:style-name="P2"/>
        </text:list-item>
      </text:list>
      <text:p text:style-name="Standard"/>
      <text:p text:style-name="Standard"><text:tab/>Sources</text:p>
      <text:p text:style-name="Standard"/>
      <text:list xml:id="list570375151" text:style-name="L3">
        <text:list-item>
          <text:p text:style-name="P3">Shane Colton</text:p>
        </text:list-item>
        <text:list-item>
          <text:p text:style-name="P3">John Dingley</text:p>
        </text:list-item>
        <text:list-item>
          <text:p text:style-name="P3">Sparkfun.com/tutorials</text:p>
        </text:list-item>
      </text:list>
      <text:p text:style-name="Standard"/>
      <text:p text:style-name="Standard"/>
      <text:p text:style-name="Standard"><text:s/>Cost: $500 (approximate)</text:p>
      <text:p text:style-name="Standard"/>
      <text:p text:style-name="Standard"><text:tab/>photo of materials</text:p>
      <text:p text:style-name="Standard"/>
      <text:p text:style-name="Standard"/>
      <text:h text:style-name="Heading_20_2" text:outline-level="2">How to Build your Seg-bot:</text:h>
      <text:p text:style-name="Standard"/>
      <text:p text:style-name="Standard">Once you have acquired all of the parts to build your Seg-bot, we need to start putting things together. We will start with the frame and get a basic shape down, then move to mounting the batteries and potentiometers (for steering and sensitivity) and engage button, then build and install the electronics. Once the Seg-bot is built, we can then upload the code to our Arduino and start testing.</text:p>
      <text:p text:style-name="Standard"/>
      <text:p text:style-name="P4">Step 1. Make frame</text:p>
      <text:p text:style-name="Standard"><text:tab/>A. determine motor mounting pattern</text:p>
      <text:p text:style-name="Standard">This step is probably the most ambiguous one, as the motors that you will find online or otherwise, may not be exactly like the ones that I used. Nearly any power wheelchair (geared) motor will work for the Seg-bot – slight differences the size, shape, and exact specifications of your motors should not keep them from working. The most important thing to look for when building a Seg-bot, is to find a set of <text:soft-page-break/>motors that have wheels already mounted to the output shafts. Trying to find a set of wheels to fit onto your motors will likely be difficult (trust me), so it is worth a few extra bucks to find a set of motors that come with wheels. Your motors should have a set of mounting holes on the bottom or side, that you can use to secure a base platform to. Once you locate the mounting holes, you can decide the best position in which to place your motors. I determined the best way to mount my motors was facing forward, with the base platform mounted to the top/rear of each motor (see photo '')</text:p>
      <text:p text:style-name="Standard"/>
      <text:p text:style-name="Standard">Note: The position of the motors will determine whether or not your Seg-bot will balance <text:span text:style-name="T1">by itself.</text:span><text:span text:style-name="T2"> This is not important to the operation of the Seg-bot, my first build will not balance on its own (without some counterweights), but with a someone riding it balances nicely and is easy to ride. If you want your Seg-bot to balance by itself, it will likely require the gearmotors being pointed </text:span><text:span text:style-name="T1">upward</text:span><text:span text:style-name="T2"> to avoid a bias in either the front or rear direction.</text:span></text:p>
      <text:p text:style-name="Standard"><text:span text:style-name="T2"/></text:p>
      <text:p text:style-name="Standard"><text:span text:style-name="T2"><text:tab/>B. Make a base frame</text:span></text:p>
      <text:p text:style-name="Standard"><text:span text:style-name="T2">The base frame is what you will stand on when riding the Seg-bot. I chose to stand on top of my motors and store the batteries between the motors. I measured the width that I wanted my Seg-bot base platform to be (minus wheels) so that I could fit through a small 24” door frame, and came up with 18”. My motors have three sets of mounting holes spaced evenly apart, so I used three pieces of 3/4” steel square tubing cut to 18” long each to make a base platform. Measure the distance of the mounting holes on your motors, then mark mounting holes on the square tubing. I used the same size bolts as fit into the threaded motor mounting holes (which happened to be 8mm) to secure each piece of square tubing from one motor to the other. Drill holes the same size as your mounting bolts through the square tubing, then mount each piece of the square tubing to the motors using the mounting bolts. When finished, the wheels from both motors should be parallel with each other. You should now have a base frame platform and both motors should be connected together.</text:span></text:p>
      <text:p text:style-name="Standard"><text:span text:style-name="T2"/></text:p>
      <text:p text:style-name="Standard"><text:span text:style-name="T2"><text:tab/>C. M</text:span>ount handle-bar</text:p>
      <text:p text:style-name="Standard">The handle-bar is what you will hold on to when riding, so it will need to connect to the base frame that you just built. Because I might be putting some weight on the handle-bar, I decided to use 1” steel square tubing, and make a “T” shaped top to provide a place for both hands when riding. I cut a 72” long piece of 1” square tubing into two pieces – one 52” handle-bar riser and one 20” handle-bar. Drill a hole in the center of the 20” piece and another hole in the top of the 52” piece, about 1” from the end – these will be bolted together using a 3/8” bolt to create the handle-bar. At the bottom of the 52” piece, you will need to make a “V”-shaped cut about 10” from the end so that it can be bent and mounted to the base frame – the amount you cut for this bend will determine the angle of the handle bar for the rider, so cut a little bit at a time until you get the desired angle. You will need to either weld this joint after bending or use a bolt through the two pieces to hold them together and add strength. Lastly, you should mount the bottom end of the handle-bar to the center of the base frame. Measure the distance between the first and last piece of 3/4” square tubing on the base frame and drill two holes on the bottom end of the handle-bar – start 1” from the very end and make your other mark where needed. Now you can use two 3/8” bolts to mount the handle-bar to the base frame. This should complete the building of the frame. Time to mount a button and some potentiometers.</text:p>
      <text:p text:style-name="Standard"/>
      <text:p text:style-name="P4">Step 2. Mount button and potentiometers</text:p>
      <text:p text:style-name="P5"><text:tab/>You will definitely need a way to steer your Seg-bot, so a steering potentiometer is in order. I also deemed that an engage button was necessary in order to not cause serious injury to the person riding – if there is no easy way to disable the bot, it would surely get away from you at some point. The Seg-bot will not engage its motors unless the engage button is pressed. Even then, it will not engage immediately, but rather when the user moves the Seg-bot to a “level” position so that there is no jerky <text:soft-page-break/>movement if the button is pressed when the bot is tilted. There is also a “gain” potentiometer that is used to determine how responsive the Seg-bot is when titled. A beginner will enjoy turning the gain down a bit so it is less responsive to jerky movements from the rider. Once you get the hang of riding your Seg-bot, you will likely turn the gain up all the way and leave it (more responsive = better).</text:p>
      <text:p text:style-name="P5"/>
      <text:p text:style-name="Standard"><text:tab/>A. drill holes</text:p>
      <text:p text:style-name="Standard">I chose to mount the engage button on the left side of the handle-bar, about where my thumb would normally rest. I then decided to mount the steering potentiometer to the right side of the handle-bar near where my right thumb would rest – this provides for easy access to the engage button and steering knob when riding. Drill holes for each based on the required size stated on the packaging, then mount the engage button and steering potentiometer to the handle-bar. You will need to repeat this process for the gain potentiometer, though it should be mounted in a less accessible place, like on the handle-bar riser.</text:p>
      <text:p text:style-name="Standard"/>
      <text:p text:style-name="Standard"><text:tab/>B. solder wires to pots and button</text:p>
      <text:p text:style-name="Standard">After mounting the three inputs, you will need to run the wires from the top of the handle-bar down to the Arduino which will be mounted closer to the wheels. You will need common power and ground wires to run to each switch/potentiometer, and a return signal wire from each, so a total of five wires will be required to go from the handle-bar to the base frame. </text:p>
      <text:p text:style-name="Standard"/>
      <text:p text:style-name="Standard"/>
      <text:p text:style-name="P4">Step 3. Mount Electronics</text:p>
      <text:p text:style-name="Standard"><text:tab/>A. make box for Arduino and motor-controller</text:p>
      <text:p text:style-name="Standard"><text:tab/>B. mount to frame</text:p>
      <text:p text:style-name="P4">Step 4. Wire it up</text:p>
      <text:p text:style-name="Standard"><text:tab/>A. Connect power and signal wires to Arduino</text:p>
      <text:p text:style-name="Standard"><text:tab/>B. Connect motor and battery wires</text:p>
      <text:p text:style-name="P4">Step 5. Test</text:p>
      <text:p text:style-name="Standard"><text:tab/>A. </text:p>
      <text:p text:style-name="Standard"/>
      <text:p text:style-name="Standard"/>
      <text:p text:style-name="Standard"><text:tab/>steps need titles and possibly introduction</text:p>
      <text:p text:style-name="Standard"><text:tab/>at least one photo per step</text:p>
      <text:p text:style-name="Standard"><text:tab/></text:p>
      <text:p text:style-name="Standard">Application:</text:p>
      <text:p text:style-name="Standard"><text:tab/>how to use</text:p>
      <text:p text:style-name="Standard"><text:tab/>suggested modifications</text:p>
      <text:p text:style-name="Standard"><text:tab/>400 words-ish</text:p>
      <text:p text:style-name="Standard"/>
      <text:p text:style-name="Standard"/>
      <text:p text:style-name="Standard">Safety first!</text:p>
      <text:p text:style-name="Standard">It is best to treat a Seg-bot as a type of power-scooter. If you are not careful or do not understand how it works, it can be very dangerous. This project is not recommended for children or those not physically capable of jumping off of a home-made scooter, should they deem it necessary. The first time you ride one, I recommend wearing a bicycle helmet, just to be safe.</text:p>
      <text:p text:style-name="Standard"/>
      <text:p text:style-name="Standard">The fun begins when you flip the power switch on the base of the Seg-bot. It doesn't matter if it is perfectly level when you turn it on, as long as you are not pressing the “engage” button the motors will have no power. When you are ready to start riding, press the engage button on the handle-bar with your thumb, and slowly tilt the Seg-bot until you feel the motors engage – which will be when the sensors <text:soft-page-break/>read no tilt at all. The Seg-bot will engage smoothly and you will then be able to start riding. Slowly step onto the Seg-bot's base and try not to shake or lose your balance. The Seg-bot will respond to any changes in rotation and try to correct its position, so it is best to make <text:span text:style-name="T1">slow movements</text:span> at first, until you learn how to balance comfortably. If at first you feel like you might fall off, simply release the engage button and step off of the Seg-bot (it will stop moving), then try again.</text:p>
      <text:p text:style-name="Standard"/>
      <text:p text:style-name="Standard">Once you are comfortable standing on the Seg-bot, you should try out the steering knob (opposite the engage button) on the handle-bar, turning the knob with your thumb. As you might guess, turning the knob to the left will make the Seg-bot turn to the left (and vice-versa) - when the steering knob is centered, the Seg-bot will drive straight. Now that you are rolling, you just need to be careful to not go too fast or lose control.</text:p>
      <text:p text:style-name="Standard"/>
      <text:p text:style-name="Standard">Lastly, keep in mind that the Seg-bot is a powerful and heavy piece of equipment, so be careful operating it around other people or breakable objects. </text:p>
      <text:p text:style-name="Standard"/>
      <text:p text:style-name="Standard"/>
      <text:p text:style-name="Standard"/>
      <text:p text:style-name="Standard"><text:tab/></text:p>
      <text:p text:style-name="Standard">Credits:</text:p>
      <text:p text:style-name="Standard"><text:tab/>photo captions</text:p>
      <text:p text:style-name="Standard"><text:tab/>credits</text:p>
      <text:p text:style-name="Standard"/>
      <text:p text:style-name="Standard">Label pictures: (<text:span text:style-name="T1">finished_product.jpg</text:span> or <text:span text:style-name="T1">step1_1a.jpg</text:span>)</text:p>
      <text:p text:style-name="Standard">Use placeholders [insert image <text:span text:style-name="T1">step1_1a.jpg</text:span>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Fallback" style:font-size-asian="18pt" style:font-weight-asian="bold" style:font-name-complex="Lohit Hindi"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D </meta:initial-creator>
    <meta:creation-date>2012-01-30T13:09:54</meta:creation-date>
    <dc:date>2012-02-11T19:49:40</dc:date>
    <dc:creator>JD </dc:creator>
    <meta:editing-duration>P4DT6H40M41S</meta:editing-duration>
    <meta:editing-cycles>14</meta:editing-cycles>
    <meta:generator>LibreOffice/3.3$Linux LibreOffice_project/330m19$Build-401</meta:generator>
    <meta:document-statistic meta:table-count="0" meta:image-count="0" meta:object-count="0" meta:page-count="5" meta:paragraph-count="83" meta:word-count="2208" meta:character-count="12300"/>
  </office:meta>
</office:document-meta>
</file>